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slideWipe" smil:subtype="fromTop" smil:direction="reverse"/>
    </style:style>
    <style:style style:name="dp6"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2.661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6.331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29" style:family="paragraph">
      <style:paragraph-properties fo:margin-top="0cm" fo:margin-bottom="0cm" fo:line-height="100%" fo:text-align="end" style:punctuation-wrap="simple" style:writing-mode="rl-tb"/>
      <style:text-properties fo:font-size="13pt" style:font-size-asian="14pt" style:font-size-complex="14pt"/>
    </style:style>
    <style:style style:name="P3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4pt" style:font-size-asian="14pt" style:font-size-complex="14pt"/>
    </style:style>
    <style:style style:name="P3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6" style:family="paragraph">
      <style:paragraph-properties fo:margin-top="0cm" fo:margin-bottom="0cm" fo:text-align="start"/>
    </style:style>
    <style:style style:name="P37" style:family="paragraph">
      <loext:graphic-properties draw:fill="none"/>
      <style:paragraph-properties fo:text-align="center"/>
    </style:style>
    <style:style style:name="P38"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39" style:family="paragraph">
      <loext:graphic-properties draw:fill-color="#ffffff"/>
    </style:style>
    <style:style style:name="P40" style:family="paragraph">
      <loext:graphic-properties draw:fill="none"/>
      <style:paragraph-properties fo:text-align="start" style:font-independent-line-spacing="true"/>
      <style:text-properties fo:color="#ff3333" fo:font-size="40pt"/>
    </style:style>
    <style:style style:name="P41" style:family="paragraph">
      <loext:graphic-properties draw:fill="none" draw:fill-color="#ffffff"/>
      <style:text-properties fo:font-size="32pt"/>
    </style:style>
    <style:style style:name="P42" style:family="paragraph">
      <loext:graphic-properties draw:fill="none" draw:fill-color="#ffffff"/>
      <style:paragraph-properties fo:margin-top="0cm" fo:margin-bottom="0cm" fo:text-align="start" style:font-independent-line-spacing="true"/>
      <style:text-properties fo:font-size="18pt"/>
    </style:style>
    <style:style style:name="P43" style:family="paragraph">
      <loext:graphic-properties draw:fill="none"/>
      <style:paragraph-properties fo:text-align="start" style:font-independent-line-spacing="true"/>
      <style:text-properties fo:font-size="40pt" fo:font-weight="normal" style:font-weight-asian="normal" style:font-weight-complex="normal"/>
    </style:style>
    <style:style style:name="P44"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45"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46"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47" style:family="paragraph">
      <loext:graphic-properties draw:fill="none"/>
      <style:paragraph-properties fo:text-align="start" style:font-independent-line-spacing="true"/>
      <style:text-properties fo:font-size="36pt" style:font-size-asian="36pt" style:font-size-complex="36pt"/>
    </style:style>
    <style:style style:name="P48"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9"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5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1" style:family="paragraph">
      <loext:graphic-properties draw:fill="solid" draw:fill-color="#9b2d1f"/>
      <style:paragraph-properties fo:text-align="start" style:font-independent-line-spacing="true"/>
      <style:text-properties fo:font-size="24pt"/>
    </style:style>
    <style:style style:name="P52" style:family="paragraph">
      <loext:graphic-properties draw:fill="solid" draw:fill-color="#cc9900"/>
      <style:paragraph-properties fo:text-align="start" style:font-independent-line-spacing="true"/>
      <style:text-properties fo:font-size="24pt"/>
    </style:style>
    <style:style style:name="P53"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4" style:family="paragraph">
      <style:paragraph-properties fo:margin-top="0cm" fo:margin-bottom="0cm" fo:line-height="100%" fo:text-align="center" style:writing-mode="lr-tb"/>
    </style:style>
    <style:style style:name="P55"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size="32pt"/>
    </style:style>
    <style:style style:name="T62" style:family="text">
      <style:text-properties fo:color="#0000ff" fo:font-size="32pt"/>
    </style:style>
    <style:style style:name="T63" style:family="text">
      <style:text-properties fo:color="#009933" fo:font-size="32pt"/>
    </style:style>
    <style:style style:name="T64" style:family="text">
      <style:text-properties fo:color="#ff3333" fo:font-size="32pt"/>
    </style:style>
    <style:style style:name="T65" style:family="text">
      <style:text-properties fo:font-size="32pt" fo:font-weight="bold" style:font-weight-asian="bold" style:font-weight-complex="bold"/>
    </style:style>
    <style:style style:name="T66" style:family="text">
      <style:text-properties fo:font-size="24pt" fo:font-style="italic" style:font-size-asian="24pt" style:font-style-asian="italic" style:font-size-complex="24pt" style:font-style-complex="italic"/>
    </style:style>
    <style:style style:name="T6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8"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0"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72"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7"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3"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5"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9"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0"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1"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2"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3"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5"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7" style:family="text">
      <style:text-properties fo:font-size="36pt"/>
    </style:style>
    <style:style style:name="T108" style:family="text">
      <style:text-properties fo:color="#993366" fo:font-size="36pt"/>
    </style:style>
    <style:style style:name="T109" style:family="text">
      <style:text-properties fo:color="#009933" fo:font-size="36pt"/>
    </style:style>
    <style:style style:name="T110" style:family="text">
      <style:text-properties fo:color="#0000cc"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and Classes</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3" draw:master-page-name="כותרת_20_ותוכן" presentation:presentation-page-layout-name="AL2T11" xml:id="id2" draw:id="id2">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bstract Data Type (ADT)</text:span></text:p>
          </draw:text-box>
        </draw:frame>
        <draw:custom-shape draw:name="Text Box 6" draw:style-name="gr2" draw:text-style-name="P12" xml:id="id5" draw:id="id5"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7" draw:id="id7"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3" draw:id="id3" draw:layer="layout" svg:width="0cm" svg:height="3.002cm" svg:x="3.496cm" svg:y="8.912cm" svg:viewBox="0 0 1 3003" draw:points="0,0 1,3003">
          <text:p/>
        </draw:polyline>
        <draw:custom-shape draw:name="Text Box 9" draw:style-name="gr3" draw:text-style-name="P16" xml:id="id4" draw:id="id4"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8" draw:id="id8"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6" draw:id="id6" draw:layer="layout" svg:width="8.201cm" svg:height="0cm" svg:x="6.698cm" svg:y="6.91cm" svg:viewBox="0 0 8202 1" draw:points="0,0 8202,1">
          <text:p/>
        </draw:polyline>
        <draw:custom-shape draw:name="AutoShape 12" draw:style-name="gr6" draw:text-style-name="P20" xml:id="id9" draw:id="id9"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2.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4">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3" draw:master-page-name="כותרת_20_ותוכן" presentation:presentation-page-layout-name="AL2T11" xml:id="id10" draw:id="id10">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lasses</text:span></text:p>
          </draw:text-box>
        </draw:frame>
        <draw:frame draw:name="Rectangle 3" presentation:style-name="pr7" draw:text-style-name="P23" draw:layer="layout" svg:width="23.459cm" svg:height="15.349cm" svg:x="0.881cm" svg:y="4.022cm" presentation:class="outline" presentation:user-transformed="true">
          <draw:text-box>
            <text:p xml:id="id11" text:id="id11" text:style-name="P22"><text:span text:style-name="T12">In C++ we use </text:span><text:span text:style-name="T13">classes</text:span><text:span text:style-name="T12"> to define new ADTs:</text:span></text:p>
            <text:p xml:id="id12" text:id="id12"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3" text:id="id13"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seq>
        </anim:par>
        <presentation:notes draw:style-name="dp4">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3" draw:master-page-name="כותרת_20_ותוכן" presentation:presentation-page-layout-name="AL2T11" xml:id="id14" draw:id="id14">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anim:par presentation:node-type="timing-root">
          <anim:par smil:begin="id1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xml:id="id15" draw:id="id15">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uct</text:span><text:span text:style-name="T32">, except that by default </text:span><text:span text:style-name="T33">struct </text:span><text:span text:style-name="T32">members are </text:span><text:span text:style-name="T35">public</text:span><text:span text:style-name="T32"> and </text:span><text:span text:style-name="T33">class </text:span><text:span text:style-name="T32">members are </text:span><text:span text:style-name="T35">private</text:span><text:span text:style-name="T32">:</text:span></text:p>
                  </text:list-item>
                </text:list>
              </text:list-item>
            </text:list>
          </draw:text-box>
        </draw:frame>
        <draw:custom-shape draw:name="Rectangle 3" draw:style-name="gr8" draw:text-style-name="P28" draw:layer="layout" svg:width="11.641cm" svg:height="10.159cm" svg:x="0.635cm" svg:y="8.043cm">
          <text:p text:style-name="P25"><text:span text:style-name="T31">struct</text:span><text:span text:style-name="T36"> 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8" draw:layer="layout" svg:width="12.487cm" svg:height="10.159cm" svg:x="12.277cm" svg:y="7.62cm">
          <text:p text:style-name="P25"><text:span text:style-name="T31">int</text:span><text:span text:style-name="T36"> main() </text:span><text:span text:style-name="T36"><text:line-break/></text:span><text:span text:style-name="T36">{ </text:span><text:span text:style-name="T36"><text:line-break/></text:span><text:span text:style-name="T36">  </text:span><text:span text:style-name="T38"> MyStruct 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c; </text:span><text:span text:style-name="T38"><text:line-break/></text:span><text:span text:style-name="T41"> <text:s text:c="2"/>c.x = 1; // error</text:span><text:span text:style-name="T38"> </text:span><text:span text:style-name="T38"><text:line-break/></text:span><text:span text:style-name="T38">} </text:span><text:span text:style-name="T38"><text:line-break/></text:span><text:span text:style-name="T38"><text:line-break/></text:span><text:span text:style-name="T38"/></text:p>
          <text:p text:style-name="P25"><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6" draw:style-name="dp1" draw:master-page-name="כותרת_20_ותוכן" presentation:presentation-page-layout-name="AL2T11" xml:id="id16" draw:id="id1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mp; classes </text:span><text:span text:style-name="T43">(folder 1)</text:span></text:p>
          </draw:text-box>
        </draw:frame>
        <draw:frame draw:name="מציין מיקום של מספר שקופית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2" draw:layer="layout" svg:width="10.075cm" svg:height="15.874cm" svg:x="0.847cm" svg:y="2.54cm" presentation:class="outline" presentation:user-transformed="true">
          <draw:text-box>
            <text:p text:style-name="P25"><text:span text:style-name="T30">All of these are 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2" draw:layer="layout" svg:width="12.954cm" svg:height="15.874cm" svg:x="11.684cm" svg:y="2.54cm" presentation:class="outline" presentation:user-transformed="true">
          <draw:text-box>
            <text:p text:style-name="P25"><text:span text:style-name="T30">All of these are the same (and 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7" draw:style-name="dp1" draw:master-page-name="כותרת_20_ותוכן" presentation:presentation-page-layout-name="AL2T11" xml:id="id17" draw:id="id1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9.652cm" svg:x="0.508cm" svg:y="3.374cm" presentation:class="outline" presentation:user-transformed="true">
          <draw:text-box>
            <text:p text:style-name="P34"><text:span text:style-name="T44">struct</text:span><text:span text:style-name="T45"> Cplx { </text:span></text:p>
            <text:p text:style-name="P34"><text:span text:style-name="T45"><text:s/></text:span><text:span text:style-name="T44">double</text:span><text:span text:style-name="T45"> re, im;</text:span><text:span text:style-name="T45"><text:line-break/></text:span><text:span text:style-name="T45">}; </text:span></text:p>
            <text:p text:style-name="P34"><text:span text:style-name="T45"/></text:p>
            <text:p text:style-name="P34"><text:span text:style-name="T45">Cplx sumCplx(</text:span><text:span text:style-name="T45"><text:line-break/></text:span><text:span text:style-name="T45">Cplx a, Cplx 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5" draw:layer="layout" svg:width="8.382cm" svg:height="12.446cm" svg:x="16.256cm" svg:y="3.302cm" presentation:class="outline" presentation:user-transformed="true">
          <draw:text-box>
            <text:p text:style-name="P34"><text:span text:style-name="T44">class </text:span><text:span text:style-name="T45">Cplx { </text:span></text:p>
            <text:p text:style-name="P34"><text:span text:style-name="T45"><text:s/></text:span><text:span text:style-name="T44">private double <text:s text:c="5"/></text:span><text:span text:style-name="T45">re, im;</text:span></text:p>
            <text:p text:style-name="P34"><text:span text:style-name="T45"><text:s/></text:span><text:span text:style-name="T44">public </text:span><text:span text:style-name="T45">Cplx sum</text:span></text:p>
            <text:p text:style-name="P34"><text:span text:style-name="T45"><text:s text:c="4"/></text:span><text:span text:style-name="T45">(Cplx b) {…}</text:span></text:p>
            <text:p text:style-name="P34"><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line-break/></text:span><text:span text:style-name="T45">}; </text:span></text:p>
          </draw:text-box>
        </draw:frame>
        <draw:frame draw:name="Rectangle 3" presentation:style-name="pr14" draw:text-style-name="P35" draw:layer="layout" svg:width="8.128cm" svg:height="14.732cm" svg:x="8.128cm" svg:y="3.302cm" presentation:class="outline" presentation:user-transformed="true">
          <draw:text-box>
            <text:p text:style-name="P34"><text:span text:style-name="T44">class </text:span><text:span text:style-name="T45">Cplx { </text:span></text:p>
            <text:p text:style-name="P34"><text:span text:style-name="T44"><text:s text:c="2"/></text:span><text:span text:style-name="T44">double </text:span><text:span text:style-name="T45">re, im;</text:span></text:p>
            <text:p text:style-name="P34"><text:span text:style-name="T44">public:</text:span></text:p>
            <text:p text:style-name="P34"><text:span text:style-name="T44"><text:s/></text:span><text:span text:style-name="T45">Cplx sum</text:span></text:p>
            <text:p text:style-name="P34"><text:span text:style-name="T45"><text:s text:c="2"/></text:span><text:span text:style-name="T45">(Cplx b) {…}</text:span></text:p>
            <text:p text:style-name="P34"><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p>
            <text:p text:style-name="P34"><text:span text:style-name="T45">};</text:span><text:span text:style-name="T45"><text:line-break/></text:span><text:span text:style-name="T45"/></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8" draw:style-name="dp1" draw:master-page-name="כותרת_20_ותוכן" presentation:presentation-page-layout-name="AL2T11" xml:id="id18" draw:id="id18">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7.294cm" svg:x="0.508cm" svg:y="3.374cm" presentation:class="outline" presentation:user-transformed="true">
          <draw:text-box>
            <text:p text:style-name="P34"><text:span text:style-name="T44">int</text:span><text:span text:style-name="T45"> main() { </text:span></text:p>
            <text:p text:style-name="P34"><text:span text:style-name="T45"><text:s text:c="3"/></text:span><text:span text:style-name="T45">Cplx a;</text:span></text:p>
            <text:p text:style-name="P34"><text:span text:style-name="T45"><text:s text:c="3"/></text:span><text:span text:style-name="T45">a.re=5;</text:span></text:p>
            <text:p text:style-name="P34"><text:span text:style-name="T45"><text:s text:c="3"/></text:span><text:span text:style-name="T45">a.im=10;</text:span></text:p>
            <text:p text:style-name="P34"><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3.svm" xlink:type="simple" xlink:show="embed" xlink:actuate="onLoad"/>
        </draw:frame>
        <draw:frame draw:name="Rectangle 3" presentation:style-name="pr14" draw:text-style-name="P35" draw:layer="layout" svg:width="8.382cm" svg:height="6.858cm" svg:x="16.256cm" svg:y="3.302cm" presentation:class="outline" presentation:user-transformed="true">
          <draw:text-box>
            <text:p text:style-name="P34"><text:span text:style-name="T44">void</text:span><text:span text:style-name="T45"> main(…) { </text:span></text:p>
            <text:p text:style-name="P34"><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4"><text:span text:style-name="T45">}</text:span></text:p>
          </draw:text-box>
        </draw:frame>
        <draw:frame draw:name="Rectangle 3" presentation:style-name="pr14" draw:text-style-name="P35" draw:layer="layout" svg:width="8.128cm" svg:height="4.318cm" svg:x="8.128cm" svg:y="3.302cm" presentation:class="outline" presentation:user-transformed="true">
          <draw:text-box>
            <text:p text:style-name="P34"><text:span text:style-name="T44">int</text:span><text:span text:style-name="T45"> main() { </text:span></text:p>
            <text:p text:style-name="P34"><text:span text:style-name="T45"><text:s text:c="3"/></text:span><text:span text:style-name="T45">Cplx a(5,10);</text:span></text:p>
            <text:p text:style-name="P34"><text:span text:style-name="T45">}</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9" draw:style-name="dp1" draw:master-page-name="כותרת_20_ותוכן" presentation:presentation-page-layout-name="AL2T11" xml:id="id19" draw:id="id19">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 <text:s/>Cplx a, b, c; <text:s/>};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1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0" draw:style-name="dp1" draw:master-page-name="כותרת_20_ותוכן" presentation:presentation-page-layout-name="AL2T11" xml:id="id20" draw:id="id20">
        <draw:frame draw:name="Rectangle 2" presentation:style-name="pr5" draw:text-style-name="P2" draw:layer="layout" svg:width="23.706cm" svg:height="1.524cm" svg:x="0.678cm" svg:y="1.27cm" presentation:class="title" presentation:user-transformed="true">
          <draw:text-box>
            <text:p text:style-name="P9"><text:span text:style-name="T49">Two ways to implement a method </text:span><text:span text:style-name="T43">(folder 2)</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4">class </text:span><text:span text:style-name="T45">Complex { </text:span></text:p>
            <text:p text:style-name="P34"><text:span text:style-name="T44"><text:s text:c="2"/></text:span><text:span text:style-name="T44">double </text:span><text:span text:style-name="T45">re, im;</text:span></text:p>
            <text:p text:style-name="P34"><text:span text:style-name="T44">public:</text:span></text:p>
            <text:p text:style-name="P34"><text:span text:style-name="T45"><text:s/></text:span><text:span text:style-name="T45">Complex () { re=0; im=0; }</text:span><text:span text:style-name="T50">// inline constructor</text:span></text:p>
            <text:p text:style-name="P34"><text:span text:style-name="T45"><text:s/></text:span><text:span text:style-name="T45">Complex (</text:span><text:span text:style-name="T44">double </text:span><text:span text:style-name="T45">re, </text:span><text:span text:style-name="T44">double </text:span><text:span text:style-name="T45">im); <text:s text:c="2"/></text:span><text:span text:style-name="T50">// “outline”</text:span></text:p>
            <text:p text:style-name="P34"><text:span text:style-name="T45"/></text:p>
            <text:p text:style-name="P34"><text:span text:style-name="T44"><text:s/></text:span><text:span text:style-name="T45">Complex sum <text:s/>(Complex b) { </text:span><text:span text:style-name="T44">return</text:span><text:span text:style-name="T45"> Complex(a.re+b.re, a.im+b.im); } </text:span><text:span text:style-name="T50">// inline method</text:span></text:p>
            <text:p text:style-name="P34"><text:span text:style-name="T44"><text:s/></text:span><text:span text:style-name="T45">Complex diff (Complex b); <text:s text:c="5"/></text:span><text:span text:style-name="T50">// “outline”</text:span></text:p>
            <text:p text:style-name="P34"><text:span text:style-name="T45">};</text:span><text:span text:style-name="T45"><text:line-break/></text:span><text:span text:style-name="T45"/></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1" draw:style-name="dp1" draw:master-page-name="כותרת_20_ותוכן" presentation:presentation-page-layout-name="AL2T11" xml:id="id21" draw:id="id21">
        <draw:frame draw:name="Rectangle 2" presentation:style-name="pr5" draw:text-style-name="P2" draw:layer="layout" svg:width="23.706cm" svg:height="1.524cm" svg:x="0.678cm" svg:y="1.27cm" presentation:class="title" presentation:user-transformed="true">
          <draw:text-box>
            <text:p text:style-name="P9"><text:span text:style-name="T49">Implementing methods out-of-lin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5"><text:s/></text:span><text:span text:style-name="T45">Complex::Complex (</text:span><text:span text:style-name="T44">double </text:span><text:span text:style-name="T45">re, </text:span><text:span text:style-name="T44">double </text:span><text:span text:style-name="T45">im) {</text:span></text:p>
            <text:p text:style-name="P34"><text:span text:style-name="T45"/></text:p>
            <text:p text:style-name="P34"><text:span text:style-name="T45"><text:s text:c="4"/></text:span><text:span text:style-name="T44">this</text:span><text:span text:style-name="T45">→re</text:span><text:span text:style-name="T44"> = </text:span><text:span text:style-name="T45">re;</text:span><text:span text:style-name="T44"> <text:s/></text:span></text:p>
            <text:p text:style-name="P34"><text:span text:style-name="T45"><text:s text:c="4"/></text:span><text:span text:style-name="T44">this</text:span><text:span text:style-name="T45">→im</text:span><text:span text:style-name="T44"> = </text:span><text:span text:style-name="T45">im;</text:span></text:p>
            <text:p text:style-name="P34"><text:span text:style-name="T45"><text:s/></text:span><text:span text:style-name="T45">}</text:span></text:p>
            <text:p text:style-name="P34"><text:span text:style-name="T45"/></text:p>
            <text:p text:style-name="P34"><text:span text:style-name="T44"/></text:p>
            <text:p text:style-name="P34"><text:span text:style-name="T44"/></text:p>
            <text:p text:style-name="P34"><text:span text:style-name="T44"><text:s/></text:span><text:span text:style-name="T45">Complex Complex::diff(Complex b) { </text:span></text:p>
            <text:p text:style-name="P34"><text:span text:style-name="T45"><text:s text:c="4"/></text:span><text:span text:style-name="T44">return</text:span><text:span text:style-name="T45"> Complex(a.re-b.re, a.im-b.im); </text:span></text:p>
            <text:p text:style-name="P34"><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7" draw:layer="layout" svg:x1="9.652cm" svg:y1="4.572cm" svg:x2="9.652cm" svg:y2="4.318cm">
          <text:p/>
        </draw:line>
        <draw:frame presentation:style-name="pr16" draw:text-style-name="P38" draw:layer="layout" svg:width="10.414cm" svg:height="3.556cm" svg:x="2.54cm" svg:y="10.668cm">
          <draw:text-box>
            <text:p text:style-name="P25"><text:span text:style-name="T52">The address of the instance for which the member method was invoked.</text:span></text:p>
          </draw:text-box>
        </draw:frame>
        <draw:line draw:style-name="gr12" draw:text-style-name="P37" draw:layer="layout" svg:x1="6.858cm" svg:y1="10.414cm" svg:x2="3.81cm" svg:y2="8.636cm">
          <text:p/>
        </draw:line>
        <anim:par presentation:node-type="timing-root">
          <anim:par smil:begin="id21.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 member/static" draw:style-name="dp3" draw:master-page-name="כותרת_20_ותוכן" presentation:presentation-page-layout-name="AL2T11" xml:id="id22" draw:id="id22">
        <draw:frame draw:name="Title 1" presentation:style-name="pr9" draw:text-style-name="P2" draw:layer="layout" svg:width="23.706cm" svg:height="1.776cm" svg:x="0.847cm" svg:y="0.763cm" presentation:class="title" presentation:user-transformed="true">
          <draw:text-box>
            <text:p text:style-name="P9"><text:span text:style-name="T4">Class Basics – member/static </text:span><text:span text:style-name="T53">(folder 3)</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max_size=</text:span><text:span text:style-name="T57">1000</text:span><text:span text:style-name="T55">; </text:span><text:span text:style-name="T56">//error! (declare 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List::max_size=</text:span><text:span text:style-name="T57">1000</text:span><text:span text:style-name="T55">; </text:span><text:span text:style-name="T56">//ok, in one 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ze(); </text:span><text:span text:style-name="T55"><text:line-break/></text:span><text:span text:style-name="T55">   l.getMaxSize(); </text:span><text:span text:style-name="T56">//compiles ok, but bad style</text:span><text:span text:style-name="T55"> </text:span><text:span text:style-name="T55"><text:line-break/></text:span><text:span text:style-name="T55">} </text:span><text:span text:style-name="T55"><text:line-break/></text:span><text:span text:style-name="T55"/></text:p>
          </draw:text-box>
        </draw:frame>
        <anim:par presentation:node-type="timing-root">
          <anim:par smil:begin="id22.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2" presentation:class="page"/>
          <draw:frame draw:name="Notes Placeholder 2" presentation:style-name="pr17" draw:text-style-name="P6" draw:layer="layout" svg:width="14.463cm" svg:height="12.787cm" svg:x="2.628cm" svg:y="13.507cm" presentation:class="notes" presentation:user-transformed="true">
            <draw:text-box>
              <text:p text:style-name="P36"><text:span text:style-name="T58">More about this in <text:s/>the tirgul</text:span></text:p>
            </draw:text-box>
          </draw:frame>
          <draw:frame draw:name="Slide Number Placeholder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this" draw:style-name="dp3" draw:master-page-name="כותרת_20_ותוכן" presentation:presentation-page-layout-name="AL2T11" xml:id="id23" draw:id="id23">
        <draw:frame draw:name="Title 1" presentation:style-name="pr9" draw:text-style-name="P2" draw:layer="layout" svg:width="23.706cm" svg:height="1.776cm" svg:x="0.847cm" svg:y="0.763cm" presentation:class="title" presentation:user-transformed="true">
          <draw:text-box>
            <text:p text:style-name="P9"><text:span text:style-name="T59">this</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4"><text:span text:style-name="T54">static</text:span><text:span text:style-name="T55"> </text:span><text:span text:style-name="T54">int</text:span><text:span text:style-name="T55"> List::getMaxSize()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gt;size; </text:span><text:span text:style-name="T56">// compile error! </text:span><text:span text:style-name="T56"><text:line-break/></text:span><text:span text:style-name="T56"> <text:s text:c="2"/></text:span><text:span text:style-name="T54">return</text:span><text:span text:style-name="T55"> max_size; </text:span><text:span text:style-name="T56">// ok </text:span><text:span text:style-name="T56"><text:line-break/></text:span><text:span text:style-name="T55">} </text:span><text:span text:style-name="T55"><text:line-break/></text:span><text:span text:style-name="T54">int</text:span><text:span text:style-name="T55"> 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gt;size; </text:span><text:span text:style-name="T56">//ok </text:span><text:span text:style-name="T56"><text:line-break/></text:span><text:span text:style-name="T55">} </text:span></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13" presentation:class="page"/>
          <draw:frame presentation:style-name="pr8" draw:text-style-name="P39" draw:layer="layout" svg:width="15.775cm" svg:height="12.792cm" svg:x="1.972cm" svg:y="13.503cm" presentation:class="notes" presentation:placeholder="true">
            <draw:text-box/>
          </draw:frame>
        </presentation:notes>
      </draw:page>
      <draw:page draw:name="page14" draw:style-name="dp1" draw:master-page-name="כותרת_20_ותוכן" presentation:presentation-page-layout-name="AL2T11" xml:id="id24" draw:id="id24">
        <draw:frame draw:name="Rectangle 2" presentation:style-name="pr5" draw:text-style-name="P40" draw:layer="layout" svg:width="19.473cm" svg:height="2.031cm" svg:x="0.847cm" svg:y="0.763cm" presentation:class="title" presentation:user-transformed="true">
          <draw:text-box>
            <text:p text:style-name="P9"><text:span text:style-name="T60">What file-names should we use?</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1" draw:layer="layout" svg:width="23.368cm" svg:height="12.911cm" svg:x="1.016cm" svg:y="3.81cm">
          <draw:text-box>
            <text:list text:style-name="L1">
              <text:list-item>
                <text:p xml:id="id25" text:id="id25"><text:span text:style-name="T61">The C++ compiler does not care how your files are called.</text:span></text:p>
              </text:list-item>
              <text:list-item>
                <text:p xml:id="id26" text:id="id26"><text:span text:style-name="T61">It is common to put a class declaration in file </text:span><text:span text:style-name="T62">ClassName.hpp</text:span><text:span text:style-name="T61"> (or </text:span><text:span text:style-name="T62">ClassName.h</text:span><text:span text:style-name="T61">)</text:span></text:p>
                <text:p xml:id="id27" text:id="id27"><text:span text:style-name="T61">and the class implementation in file </text:span><text:span text:style-name="T63">ClassName.cpp</text:span><text:span text:style-name="T61">.</text:span></text:p>
              </text:list-item>
              <text:list-item>
                <text:p xml:id="id28" text:id="id28"><text:span text:style-name="T64">Why is it better?</text:span><text:span text:style-name="T61"> </text:span></text:p>
                <text:list>
                  <text:list-item>
                    <text:p xml:id="id29" text:id="id29"><text:span text:style-name="T61">Hiding implementation details.</text:span></text:p>
                  </text:list-item>
                  <text:list-item>
                    <text:p xml:id="id30" text:id="id30"><text:span text:style-name="T61">Saving comiplation time – when you have a good </text:span><text:span text:style-name="T65">Makefile</text:span><text:span text:style-name="T61"> </text:span><text:span text:style-name="T66">(see folder 4)</text:span><text:span text:style-name="T61">.</text:span></text:p>
                  </text:list-item>
                </text:list>
              </text:list-item>
            </text:list>
          </draw:text-box>
        </draw:frame>
        <anim:par presentation:node-type="timing-root">
          <anim:par smil:begin="id2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14" presentation:class="page"/>
          <draw:frame draw:name="מציין מיקום של הערות 2" presentation:style-name="pr10" draw:text-style-name="P42"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5" draw:style-name="dp1" draw:master-page-name="כותרת_20_ותוכן" presentation:presentation-page-layout-name="AL2T11" xml:id="id31" draw:id="id31">
        <draw:frame draw:name="Rectangle 2" presentation:style-name="pr9" draw:text-style-name="P43" draw:layer="layout" svg:width="23.706cm" svg:height="1.776cm" svg:x="1.016cm" svg:y="0.468cm" presentation:class="title" presentation:user-transformed="true">
          <draw:text-box>
            <text:p text:style-name="P9"><text:span text:style-name="T4">C++ Laws of Construction and Destruc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4" draw:layer="layout" svg:width="25.146cm" svg:height="18.838cm" svg:x="0cm" svg:y="2.244cm" presentation:class="outline" presentation:user-transformed="true">
          <draw:text-box>
            <text:p text:style-name="P25"><text:span text:style-name="T67">1. Every object must be </text:span><text:span text:style-name="T68">constructed</text:span><text:span text:style-name="T67"> before it is used.</text:span></text:p>
            <text:list text:style-name="L4">
              <text:list-item>
                <text:p text:style-name="P25"><text:span text:style-name="T67">Stack object: when it is defined.</text:span></text:p>
              </text:list-item>
              <text:list-item>
                <text:p text:style-name="P25"><text:span text:style-name="T67">Heap object: when it is created.</text:span></text:p>
              </text:list-item>
            </text:list>
            <text:p text:style-name="P25"><text:span text:style-name="T69"/></text:p>
            <text:p text:style-name="P25"><text:span text:style-name="T70">2. Every object must be </text:span><text:span text:style-name="T71">destructed </text:span><text:span text:style-name="T70">after it stops being of use.</text:span></text:p>
            <text:list text:continue-numbering="true" text:style-name="L4">
              <text:list-item>
                <text:p text:style-name="P25"><text:span text:style-name="T70">Stack object: when gets out of scope.</text:span></text:p>
              </text:list-item>
              <text:list-item>
                <text:p text:style-name="P25"><text:span text:style-name="T70">Heap object: when it is deleted.</text:span></text:p>
              </text:list-item>
            </text:list>
          </draw:text-box>
        </draw:frame>
        <anim:par presentation:node-type="timing-root">
          <anim:par smil:begin="id31.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5"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32" draw:id="id32">
        <draw:frame draw:name="Rectangle 2" presentation:style-name="pr9" draw:text-style-name="P2" draw:layer="layout" svg:width="23.706cm" svg:height="1.776cm" svg:x="0.847cm" svg:y="0.763cm" presentation:class="title" presentation:user-transformed="true">
          <draw:text-box>
            <text:p text:style-name="P9"><text:span text:style-name="T4">Constructors </text:span><text:span text:style-name="T43">(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text:span><text:span text:style-name="T45"> i ); </text:span><text:span text:style-name="T45"><text:line-break/></text:span><text:span text:style-name="T45">   MyClass( </text:span><text:span text:style-name="T44">double</text:span><text:span text:style-name="T45"> x, </text:span><text:span text:style-name="T44">double</text:span><text:span text:style-name="T45"> 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a; </text:span><text:span text:style-name="T72">// Calls 1</text:span><text:span text:style-name="T72"><text:line-break/></text:span><text:span text:style-name="T72"> <text:s text:c="2"/></text:span><text:span text:style-name="T45">MyClass b {</text:span><text:span text:style-name="T73">5}</text:span><text:span text:style-name="T45">; </text:span><text:span text:style-name="T72">// Calls 2</text:span><text:span text:style-name="T72"><text:line-break/></text:span><text:span text:style-name="T72"> <text:s text:c="2"/></text:span><text:span text:style-name="T45">MyClass c {</text:span><text:span text:style-name="T73">1.0</text:span><text:span text:style-name="T45">, </text:span><text:span text:style-name="T73">0.0</text:span><text:span text:style-name="T45">}; </text:span><text:span text:style-name="T72">// Calls 3 </text:span></text:p>
            <text:p text:style-name="P25"><text:span text:style-name="T72">}</text:span></text:p>
          </draw:text-box>
        </draw:frame>
        <draw:custom-shape draw:name="Oval 4" draw:style-name="gr14" draw:text-style-name="P45"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5"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5"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2.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6" presentation:class="page"/>
          <draw:frame presentation:style-name="pr8" draw:text-style-name="P21" draw:layer="layout" svg:width="15.775cm" svg:height="12.792cm" svg:x="1.972cm" svg:y="13.503cm" presentation:class="notes" presentation:placeholder="true">
            <draw:text-box/>
          </draw:frame>
        </presentation:notes>
      </draw:page>
      <draw:page draw:name="page17" draw:style-name="dp1" draw:master-page-name="כותרת_20_ותוכן" presentation:presentation-page-layout-name="AL2T11" xml:id="id33" draw:id="id33">
        <draw:frame draw:name="Rectangle 2" presentation:style-name="pr9" draw:text-style-name="P2" draw:layer="layout" svg:width="23.706cm" svg:height="1.776cm" svg:x="0.847cm" svg:y="0.763cm" presentation:class="title" presentation:user-transformed="true">
          <draw:text-box>
            <text:p text:style-name="P9"><text:span text:style-name="T4">Constructors and Arrays</text:span><text:span text:style-name="T43"> (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text:span><text:span text:style-name="T45"> i ); </text:span><text:span text:style-name="T45"><text:line-break/></text:span><text:span text:style-name="T45">   MyClass( </text:span><text:span text:style-name="T44">double</text:span><text:span text:style-name="T45"> x, </text:span><text:span text:style-name="T44">double</text:span><text:span text:style-name="T45"> 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a[5]; </text:span><text:span text:style-name="T72">// Calls 1 five times</text:span><text:span text:style-name="T72"><text:line-break/></text:span><text:span text:style-name="T72"> <text:s text:c="2"/></text:span><text:span text:style-name="T45">MyClass b[5] {11, 22}; </text:span><text:span text:style-name="T72">// Calls 2 two times</text:span><text:span text:style-name="T72"><text:line-break/></text:span><text:span text:style-name="T72"> <text:s text:c="2"/></text:span><text:span text:style-name="T45">MyClass c[5] { {11,22}, 33}; </text:span><text:span text:style-name="T72">// Calls 3 then 2</text:span></text:p>
            <text:p text:style-name="P25"><text:span text:style-name="T72">}</text:span></text:p>
          </draw:text-box>
        </draw:frame>
        <draw:custom-shape draw:name="Oval 4" draw:style-name="gr14" draw:text-style-name="P45"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5"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5"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34" draw:id="id34">
        <draw:frame draw:name="Rectangle 2" presentation:style-name="pr9" draw:text-style-name="P2" draw:layer="layout" svg:width="23.706cm" svg:height="2.116cm" svg:x="0.847cm" svg:y="0.423cm" presentation:class="title" presentation:user-transformed="true">
          <draw:text-box>
            <text:p text:style-name="P9"><text:span text:style-name="T4">Constructors –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MyClass(); </text:span><text:span text:style-name="T75">// parameterless ctor. </text:span><text:span text:style-name="T75"><text:line-break/></text:span><text:span text:style-name="T75">   //...</text:span><text:span text:style-name="T75"><text:line-break/></text:span><text:span text:style-name="T36">}; </text:span><text:span text:style-name="T36"><text:line-break/></text:span><text:span text:style-name="T75">//... </text:span><text:span text:style-name="T75"><text:line-break/></text:span><text:span text:style-name="T31">int</text:span><text:span text:style-name="T36"> main() { </text:span><text:span text:style-name="T36"><text:line-break/></text:span><text:span text:style-name="T36">   MyClass a; </text:span><text:span text:style-name="T75">// parameterless ctor called </text:span><text:span text:style-name="T75"><text:line-break/></text:span><text:span text:style-name="T75">   // …</text:span></text:p>
            <text:p text:style-name="P34"><text:span text:style-name="T75">}</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8"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35" draw:id="id35">
        <draw:frame draw:name="Rectangle 2" presentation:style-name="pr9" draw:text-style-name="P2" draw:layer="layout" svg:width="23.706cm" svg:height="2.116cm" svg:x="0.847cm" svg:y="0.423cm" presentation:class="title" presentation:user-transformed="true">
          <draw:text-box>
            <text:p text:style-name="P9"><text:span text:style-name="T49">Constructors – default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text:span><text:span text:style-name="T75">// No ctors </text:span><text:span text:style-name="T75"><text:line-break/></text:span><text:span text:style-name="T36">}; </text:span><text:span text:style-name="T36"><text:line-break/></text:span><text:span text:style-name="T36"/></text:p>
            <text:p text:style-name="P34"><text:span text:style-name="T31">int</text:span><text:span text:style-name="T36"> main() { </text:span><text:span text:style-name="T36"><text:line-break/></text:span><text:span text:style-name="T36">  MyClass a; </text:span><text:span text:style-name="T75">// </text:span><text:span text:style-name="T76">default</text:span><text:span text:style-name="T75"> parameterless ctor:</text:span></text:p>
            <text:p text:style-name="P34"><text:span text:style-name="T75"><text:s text:c="2"/></text:span><text:span text:style-name="T75">// Calls parameterless ctors of members</text:span></text:p>
            <text:p text:style-name="P34"><text:span text:style-name="T77">}</text:span></text:p>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9"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36" draw:id="id36">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MyClass(</text:span><text:span text:style-name="T31">int</text:span><text:span text:style-name="T36"> x); </text:span><text:span text:style-name="T75">// no parameterless ctor. </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 text:c="4"/></text:span><text:span text:style-name="T78">// compiler error – </text:span></text:p>
            <text:p text:style-name="P34"><text:span text:style-name="T78"><text:s text:c="3"/></text:span><text:span text:style-name="T36">MyClass b[5]; </text:span><text:span text:style-name="T78"><text:s/>// no parameterless ctor. </text:span></text:p>
            <text:p text:style-name="P34"><text:span text:style-name="T77">}</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onstructors – no default parameterless ctor</text:span></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0"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1" draw:style-name="dp1" draw:master-page-name="כותרת_20_ותוכן" presentation:presentation-page-layout-name="AL2T11" xml:id="id37" draw:id="id37">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MyClass(</text:span><text:span text:style-name="T31">int</text:span><text:span text:style-name="T36"> x);</text:span><text:span text:style-name="T75"> </text:span><text:span text:style-name="T75"><text:line-break/></text:span><text:span text:style-name="T36">   MyClass() = </text:span><text:span text:style-name="T31">default</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5">// </text:span><text:span text:style-name="T76">default</text:span><text:span text:style-name="T75"> parameterless ctor</text:span></text:p>
            <text:p text:style-name="P34"><text:span text:style-name="T77">}</text:span></text:p>
          </draw:text-box>
        </draw:frame>
        <draw:frame draw:name="Rectangle 2" presentation:style-name="pr9" draw:text-style-name="P46" draw:layer="layout" svg:width="23.706cm" svg:height="2.116cm" svg:x="0.847cm" svg:y="0.423cm" presentation:class="title" presentation:user-transformed="true">
          <draw:text-box>
            <text:p text:style-name="P9"><text:span text:style-name="T79">Constructors – explicit default parameterless ctor</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2" draw:style-name="dp1" draw:master-page-name="כותרת_20_ותוכן" presentation:presentation-page-layout-name="AL2T11" xml:id="id38" draw:id="id38">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MyClass() = </text:span><text:span text:style-name="T31">delete</text:span><text:span text:style-name="T36">; <text:s/></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8">// compiler error – </text:span></text:p>
            <text:p text:style-name="P34"><text:span text:style-name="T78"><text:s text:c="14"/></text:span><text:span text:style-name="T78">// no parameterless ctor. </text:span></text:p>
            <text:p text:style-name="P34"><text:span text:style-name="T78"><text:s text:c="8"/></text:span><text:span text:style-name="T78">// (why would someone do this??) <text:s text:c="3"/></text:span></text:p>
            <text:p text:style-name="P34"><text:span text:style-name="T77">}</text:span></text:p>
          </draw:text-box>
        </draw:frame>
        <draw:frame draw:name="Rectangle 2" presentation:style-name="pr9" draw:text-style-name="P47" draw:layer="layout" svg:width="23.706cm" svg:height="2.116cm" svg:x="0.847cm" svg:y="0.423cm" presentation:class="title" presentation:user-transformed="true">
          <draw:text-box>
            <text:p text:style-name="P9"><text:span text:style-name="T80">Constructors – deleted default parameterless ctor</text:span></text:p>
          </draw:text-box>
        </draw:frame>
        <anim:par presentation:node-type="timing-root">
          <anim:par smil:begin="id3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Destructors" draw:style-name="dp1" draw:master-page-name="כותרת_20_ותוכן" presentation:presentation-page-layout-name="AL2T11" xml:id="id39" draw:id="id39">
        <draw:frame draw:name="Rectangle 2" presentation:style-name="pr9" draw:text-style-name="P48" draw:layer="layout" svg:width="23.706cm" svg:height="3.047cm" svg:x="0.847cm" svg:y="0.763cm" presentation:class="title" presentation:user-transformed="true">
          <draw:text-box>
            <text:p text:style-name="P9"><text:span text:style-name="T81">De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3.048cm" presentation:class="outline" presentation:user-transformed="true">
          <draw:text-box>
            <text:p text:style-name="P49"><text:span text:style-name="T82">Goal</text:span><text:span text:style-name="T12">: Ensure proper “cleanup”: </text:span></text:p>
            <text:list text:style-name="L1">
              <text:list-item>
                <text:p text:style-name="P49"><text:span text:style-name="T12">Free allocated memory;</text:span></text:p>
              </text:list-item>
              <text:list-item>
                <text:p text:style-name="P49"><text:span text:style-name="T12">Close opened files or db connections;</text:span></text:p>
              </text:list-item>
              <text:list-item>
                <text:p text:style-name="P49"><text:span text:style-name="T12">Notify related objects, etc.</text:span></text:p>
              </text:list-item>
            </text:list>
            <text:p text:style-name="P49"><text:span text:style-name="T12"/></text:p>
            <text:p text:style-name="P49"><text:span text:style-name="T82">Use</text:span><text:span text:style-name="T12">: Called for:</text:span></text:p>
            <text:list text:continue-numbering="true" text:style-name="L1">
              <text:list-item>
                <text:p text:style-name="P49"><text:span text:style-name="T12">A stack object – when it goes out of scope.</text:span></text:p>
              </text:list-item>
              <text:list-item>
                <text:p text:style-name="P49"><text:span text:style-name="T12">A heap object – when it is explicitly deleted.</text:span></text:p>
              </text:list-item>
            </text:list>
          </draw:text-box>
        </draw:frame>
        <anim:par presentation:node-type="timing-root">
          <anim:par smil:begin="id3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3"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40" draw:id="id40">
        <draw:frame draw:name="Rectangle 2" presentation:style-name="pr19" draw:text-style-name="P2" draw:layer="layout" svg:width="24.129cm" svg:height="1.988cm" svg:x="0.635cm" svg:y="0.763cm" presentation:class="title" presentation:user-transformed="true">
          <draw:text-box>
            <text:p text:style-name="P9"><text:span text:style-name="T4">Destruct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50"><text:span text:style-name="T83">#include</text:span><text:span text:style-name="T84"> </text:span><text:span text:style-name="T85">&lt;cstdlib&gt;</text:span><text:span text:style-name="T84"> </text:span><text:span text:style-name="T84"><text:line-break/></text:span><text:span text:style-name="T83">class</text:span><text:span text:style-name="T84"> MyClass </text:span><text:span text:style-name="T84"><text:line-break/></text:span><text:span text:style-name="T84">{ </text:span><text:span text:style-name="T84"><text:line-break/></text:span><text:span text:style-name="T83">public</text:span><text:span text:style-name="T84">: </text:span><text:span text:style-name="T84"><text:line-break/></text:span><text:span text:style-name="T84">   MyClass(); <text:s/></text:span><text:span text:style-name="T86">// constructor </text:span><text:span text:style-name="T84"><text:line-break/></text:span><text:span text:style-name="T84">   ~MyClass(); </text:span><text:span text:style-name="T86">// destructor </text:span><text:span text:style-name="T86"><text:line-break/></text:span><text:span text:style-name="T83">private</text:span><text:span text:style-name="T84">: </text:span><text:span text:style-name="T84"><text:line-break/></text:span><text:span text:style-name="T84">   </text:span><text:span text:style-name="T83">char</text:span><text:span text:style-name="T84">* _mem; </text:span><text:span text:style-name="T84"><text:line-break/></text:span><text:span text:style-name="T84">}; </text:span><text:span text:style-name="T84"><text:line-break/></text:span><text:span text:style-name="T84">MyClass::MyClass() </text:span><text:span text:style-name="T84"><text:line-break/></text:span><text:span text:style-name="T84">{ </text:span><text:span text:style-name="T84"><text:line-break/></text:span><text:span text:style-name="T84">   _mem = new char[</text:span><text:span text:style-name="T87">1000]</text:span><text:span text:style-name="T84">; </text:span><text:span text:style-name="T84"><text:line-break/></text:span><text:span text:style-name="T84">} </text:span><text:span text:style-name="T84"><text:line-break/></text:span><text:span text:style-name="T84">MyClass::~MyClass() </text:span><text:span text:style-name="T84"><text:line-break/></text:span><text:span text:style-name="T84">{ </text:span><text:span text:style-name="T84"><text:line-break/></text:span><text:span text:style-name="T84"> <text:s text:c="2"/>delete[] _mem;</text:span><text:span text:style-name="T84"><text:line-break/></text:span><text:span text:style-name="T84">} </text:span></text:p>
          </draw:text-box>
        </draw:frame>
        <draw:frame draw:name="Rectangle 4" presentation:style-name="pr22" draw:text-style-name="P27" draw:layer="layout" svg:width="9.312cm" svg:height="15.451cm" svg:x="15.452cm" svg:y="2.752cm" presentation:class="outline" presentation:user-transformed="true">
          <draw:text-box>
            <text:p xml:id="id41" text:id="id41" text:style-name="P34"><text:span text:style-name="T88">int</text:span><text:span text:style-name="T89"> main() </text:span><text:span text:style-name="T89"><text:line-break/></text:span><text:span text:style-name="T89">{ </text:span><text:span text:style-name="T89"><text:line-break/></text:span><text:span text:style-name="T89">   MyClass a; </text:span><text:span text:style-name="T89"><text:line-break/></text:span><text:span text:style-name="T89">   </text:span><text:span text:style-name="T88">if</text:span><text:span text:style-name="T89">( ... ) </text:span><text:span text:style-name="T89"><text:line-break/></text:span><text:span text:style-name="T89">   { </text:span><text:span text:style-name="T89"><text:line-break/></text:span><text:span text:style-name="T89">      MyClass b; </text:span><text:span text:style-name="T89"><text:line-break/></text:span><text:span text:style-name="T89">       </text:span><text:span text:style-name="T89"><text:line-break/></text:span><text:span text:style-name="T89">   } </text:span><text:span text:style-name="T89"><text:line-break/></text:span><text:span text:style-name="T89">    </text:span><text:span text:style-name="T89"><text:line-break/></text:span><text:span text:style-name="T89">} </text:span></text:p>
          </draw:text-box>
        </draw:frame>
        <draw:custom-shape draw:name="AutoShape 5" draw:style-name="gr15" draw:text-style-name="P51" xml:id="id44" draw:id="id44"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2" xml:id="id45" draw:id="id45"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2" xml:id="id42" draw:id="id42"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1" xml:id="id43" draw:id="id43"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par smil:begin="id4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xit" presentation:preset-id="ooo-exit-disappear">
                  <anim:set smil:begin="0s" smil:dur="0.001s" smil:fill="hold" smil:targetElement="id4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4" smil:attributeName="visibility" smil:to="hidden"/>
                </anim:par>
              </anim:par>
            </anim:par>
          </anim:seq>
        </anim:par>
        <presentation:notes draw:style-name="dp4">
          <draw:page-thumbnail draw:style-name="gr7" draw:layer="layout" svg:width="14.212cm" svg:height="10.659cm" svg:x="2.753cm" svg:y="2.16cm" draw:page-number="24" presentation:class="page"/>
          <draw:frame presentation:style-name="pr23" draw:text-style-name="P39" draw:layer="layout" svg:width="15.775cm" svg:height="12.792cm" svg:x="1.972cm" svg:y="13.503cm" presentation:class="notes" presentation:placeholder="true">
            <draw:text-box/>
          </draw:frame>
        </presentation:notes>
      </draw:page>
      <draw:page draw:name="page25" draw:style-name="dp1" draw:master-page-name="שני_20_תכנים" presentation:presentation-page-layout-name="AL3T3" xml:id="id46" draw:id="id46">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estructors – common err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1" draw:layer="layout" svg:width="22.098cm" svg:height="6.581cm" svg:x="1.27cm" svg:y="3.81cm">
          <draw:text-box>
            <text:p><text:span text:style-name="T61">1. Forgetting to write a destructor. </text:span></text:p>
            <text:p><text:span text:style-name="T61"><text:s text:c="4"/></text:span><text:span text:style-name="T61">Might cause a memory leak.</text:span></text:p>
            <text:p><text:span text:style-name="T61"/></text:p>
            <text:p><text:span text:style-name="T61">2. Calling a destructor twice.</text:span></text:p>
            <text:p><text:span text:style-name="T61"><text:s text:c="4"/></text:span><text:span text:style-name="T61">Possible reason - shallow copy.</text:span></text:p>
          </draw:text-box>
        </draw:frame>
        <anim:par presentation:node-type="timing-root">
          <anim:par smil:begin="id4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5" presentation:class="page"/>
          <draw:frame presentation:style-name="pr23" draw:text-style-name="P39" draw:layer="layout" svg:width="15.775cm" svg:height="12.792cm" svg:x="1.972cm" svg:y="13.503cm" presentation:class="notes" presentation:placeholder="true">
            <draw:text-box/>
          </draw:frame>
        </presentation:notes>
      </draw:page>
      <draw:page draw:name="C Interface" draw:style-name="dp5" draw:master-page-name="כותרת_20_ותוכן_5f_" presentation:presentation-page-layout-name="AL2T11" xml:id="id47" draw:id="id47">
        <office:forms form:automatic-focus="false" form:apply-design-mode="false"/>
        <draw:frame draw:name="כותרת 1" presentation:style-name="pr24" draw:text-style-name="P2" draw:layer="layout" svg:width="23.706cm" svg:height="1.776cm" svg:x="0.847cm" svg:y="0.763cm" presentation:class="title" presentation:user-transformed="true">
          <draw:text-box>
            <text:p text:style-name="P9"><text:span text:style-name="T4">C struct and functions</text:span></text:p>
          </draw:text-box>
        </draw:frame>
        <draw:frame draw:name="מציין מיקום של מספר שקופית 2" presentation:style-name="pr25"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4"><text:span text:style-name="T44">struct</text:span><text:span text:style-name="T45"> IntList; </text:span><text:span text:style-name="T45"><text:line-break/></text:span><text:span text:style-name="T44">typedef</text:span><text:span text:style-name="T45"> </text:span><text:span text:style-name="T44">struct</text:span><text:span text:style-name="T45"> IntList IntList; </text:span><text:span text:style-name="T45"><text:line-break/></text:span><text:span text:style-name="T45">IntList* intListNew(); </text:span><text:span text:style-name="T45"><text:line-break/></text:span><text:span text:style-name="T44">void</text:span><text:span text:style-name="T45"> intListFree( <text:s text:c="5"/>IntList* List ); </text:span><text:span text:style-name="T45"><text:line-break/></text:span><text:span text:style-name="T44">void</text:span><text:span text:style-name="T45"> intListPushFront( IntList* List, </text:span><text:span text:style-name="T44">int</text:span><text:span text:style-name="T45"> x); </text:span><text:span text:style-name="T45"><text:line-break/></text:span><text:span text:style-name="T44">void</text:span><text:span text:style-name="T45"> intListPushBack( <text:s/>IntList* List, </text:span><text:span text:style-name="T44">int</text:span><text:span text:style-name="T45"> x); </text:span><text:span text:style-name="T45"><text:line-break/></text:span><text:span text:style-name="T44">int </text:span><text:span text:style-name="T45"><text:s/>intListPopFront( <text:s/>IntList* List ); </text:span><text:span text:style-name="T45"><text:line-break/></text:span><text:span text:style-name="T44">int</text:span><text:span text:style-name="T45"> <text:s/>intListPopBack( <text:s text:c="2"/>IntList* List ); </text:span><text:span text:style-name="T45"><text:line-break/></text:span><text:span text:style-name="T44">int</text:span><text:span text:style-name="T45"> <text:s/>intListIsEmpty( <text:s text:c="2"/>IntList </text:span><text:span text:style-name="T44">const</text:span><text:span text:style-name="T45">* List); </text:span><text:span text:style-name="T90"><text:line-break/></text:span><text:span text:style-name="T90"/></text:p>
            <text:p text:style-name="P34"><text:span text:style-name="T44">typedef void</text:span><text:span text:style-name="T45"> (*funcInt)( </text:span><text:span text:style-name="T44">int</text:span><text:span text:style-name="T45"> x, </text:span><text:span text:style-name="T44">void</text:span><text:span text:style-name="T45">* Data ); </text:span><text:span text:style-name="T45"><text:line-break/></text:span><text:span text:style-name="T44">void</text:span><text:span text:style-name="T45"> intListMAPCAR( <text:s text:c="3"/>IntList* List,</text:span></text:p>
            <text:p text:style-name="P34"><text:span text:style-name="T45"><text:s text:c="22"/></text:span><text:span text:style-name="T45">funcInt Func, </text:span><text:span text:style-name="T44">void</text:span><text:span text:style-name="T45">* Data ); </text:span></text:p>
          </draw:text-box>
        </draw:frame>
        <anim:par presentation:node-type="timing-root">
          <anim:par smil:begin="id4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6"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6"><text:span text:style-name="T58">Prelude to slide malloc/free vs. new/delete, </text:span></text:p>
              <text:p text:style-name="P36"><text:span text:style-name="T58">BUT – also a chance to compare c style interface with c++</text:span></text:p>
            </draw:text-box>
          </draw:frame>
          <draw:frame draw:name="מציין מיקום של מספר שקופית 3" presentation:style-name="pr28"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 Class" draw:style-name="dp6" draw:master-page-name="כותרת_20_ותוכן" presentation:presentation-page-layout-name="AL2T11" xml:id="id48" draw:id="id4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 Clas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4"><text:span text:style-name="T91">In header file:</text:span></text:p>
            <text:p text:style-name="P34"><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pushFront(</text:span><text:span text:style-name="T44">int </text:span><text:span text:style-name="T45">x); </text:span><text:span text:style-name="T45"><text:line-break/></text:span><text:span text:style-name="T45">  </text:span><text:span text:style-name="T44">void</text:span><text:span text:style-name="T45"> pushBack(</text:span><text:span text:style-name="T44">int</text:span><text:span text:style-name="T45"> x); </text:span><text:span text:style-name="T45"><text:line-break/></text:span><text:span text:style-name="T45">  </text:span><text:span text:style-name="T44">int</text:span><text:span text:style-name="T45"> popFront(); </text:span><text:span text:style-name="T45"><text:line-break/></text:span><text:span text:style-name="T45">  </text:span><text:span text:style-name="T44">int</text:span><text:span text:style-name="T45"> popBack(); </text:span><text:span text:style-name="T45"><text:line-break/></text:span><text:span text:style-name="T45">  </text:span><text:span text:style-name="T44">bool</text:span><text:span text:style-name="T45"> isEmpty() </text:span><text:span text:style-name="T44">const</text:span><text:span text:style-name="T45">; </text:span></text:p>
          </draw:text-box>
        </draw:frame>
        <draw:frame draw:style-name="gr19" draw:text-style-name="P53" draw:layer="layout" svg:width="11.022cm" svg:height="15.442cm" svg:x="13.362cm" svg:y="2.592cm">
          <draw:text-box>
            <text:p text:style-name="P34"><text:span text:style-name="T44">private</text:span><text:span text:style-name="T45">: </text:span><text:span text:style-name="T45"><text:line-break/></text:span><text:span text:style-name="T45">  </text:span><text:span text:style-name="T44">struct</text:span><text:span text:style-name="T45"> Node </text:span><text:span text:style-name="T45"><text:line-break/></text:span><text:span text:style-name="T45">  { </text:span><text:span text:style-name="T45"><text:line-break/></text:span><text:span text:style-name="T45">      </text:span><text:span text:style-name="T44">int</text:span><text:span text:style-name="T45"> value; </text:span><text:span text:style-name="T45"><text:line-break/></text:span><text:span text:style-name="T45">      Node *next; </text:span><text:span text:style-name="T45"><text:line-break/></text:span><text:span text:style-name="T45">      Node *prev; </text:span><text:span text:style-name="T45"><text:line-break/></text:span><text:span text:style-name="T45">  }; </text:span><text:span text:style-name="T45"><text:line-break/></text:span><text:span text:style-name="T45">  Node* m_start; </text:span><text:span text:style-name="T45"><text:line-break/></text:span><text:span text:style-name="T45">  Node* m_end; </text:span><text:span text:style-name="T45"><text:line-break/></text:span><text:span text:style-name="T45">}; </text:span><text:span text:style-name="T45"><text:line-break/></text:span><text:span text:style-name="T45"/></text:p>
            <text:p text:style-name="P34"><text:span text:style-name="T45"><text:line-break/></text:span><text:span text:style-name="T45"/></text:p>
          </draw:text-box>
        </draw:frame>
        <anim:par presentation:node-type="timing-root">
          <anim:par smil:begin="id4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PROS and CONS:</text:span></text:p>
              <text:p text:style-name="P36"><text:span text:style-name="T58">More structured, "OO"</text:span></text:p>
              <text:p text:style-name="P36"><text:span text:style-name="T58">Reveals the private implementation!!!!</text:span></text:p>
              <text:p text:style-name="P36"><text:span text:style-name="T58">It is protected from change, but if you want to change the implementation you must change the header file.</text:span></text:p>
              <text:p text:style-name="P36"><text:span text:style-name="T58"/></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es &amp; Memory allocation" draw:style-name="dp6" draw:master-page-name="שני_20_תכנים" presentation:presentation-page-layout-name="AL3T3" xml:id="id49" draw:id="id49">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Classes &amp; Memory allocation</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2">Consider this C++ code</text:span></text:p>
            <text:p text:style-name="P25"><text:span text:style-name="T92"/></text:p>
            <text:p text:style-name="P34"><text:span text:style-name="T93">main() </text:span><text:span text:style-name="T93"><text:line-break/></text:span><text:span text:style-name="T93">{ </text:span><text:span text:style-name="T93"><text:line-break/></text:span><text:span text:style-name="T93">   IntList L; </text:span><text:span text:style-name="T93"><text:line-break/></text:span><text:span text:style-name="T93">   … </text:span><text:span text:style-name="T93"><text:line-break/></text:span><text:span text:style-name="T93">} </text:span><text:span text:style-name="T89"><text:line-break/></text:span><text:span text:style-name="T89"/></text:p>
            <text:p text:style-name="P25"><text:span text:style-name="T92">What is the 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4">Compare to C style:</text:span></text:p>
            <text:p text:style-name="P34"><text:span text:style-name="T36">main() </text:span><text:span text:style-name="T36"><text:line-break/></text:span><text:span text:style-name="T36">{ </text:span><text:span text:style-name="T36"><text:line-break/></text:span><text:span text:style-name="T36">   IntList* L = <text:s text:c="2"/></text:span></text:p>
            <text:p text:style-name="P34"><text:span text:style-name="T36"><text:s text:c="3"/></text:span><text:span text:style-name="T36">intListNew()</text:span></text:p>
            <text:p text:style-name="P34"><text:span text:style-name="T36"><text:s text:c="3"/>…</text:span></text:p>
            <text:p text:style-name="P34"><text:span text:style-name="T36"><text:s text:c="3"/></text:span><text:span text:style-name="T36">intListFree(L)</text:span><text:span text:style-name="T36"><text:line-break/></text:span><text:span text:style-name="T36">} </text:span><text:span text:style-name="T36"><text:line-break/></text:span><text:span text:style-name="T45"><text:line-break/></text:span><text:span text:style-name="T45"/></text:p>
            <text:p text:style-name="P34"><text:span text:style-name="T45"><text:line-break/></text:span><text:span text:style-name="T45"/></text:p>
          </draw:text-box>
        </draw:frame>
        <anim:par presentation:node-type="timing-root">
          <anim:par smil:begin="id4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8" presentation:class="page"/>
          <draw:frame presentation:style-name="pr23" draw:text-style-name="P3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50" draw:id="id50">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5">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4"><text:span text:style-name="T93">IntList* L = (IntList*)malloc(</text:span><text:span text:style-name="T96">sizeof</text:span><text:span text:style-name="T93">(IntList)); </text:span></text:p>
            <text:p text:style-name="P34"><text:span text:style-name="T12">Does not call constructor!</text:span></text:p>
            <text:p text:style-name="P25"><text:span text:style-name="T12">Internal data members are not initialized</text:span></text:p>
            <text:p text:style-name="P25"><text:span text:style-name="T12"/></text:p>
            <text:p xml:id="id51" text:id="id51" text:style-name="P34"><text:span text:style-name="T93">free(L); </text:span><text:span text:style-name="T93"><text:line-break/></text:span><text:span text:style-name="T12">Does not call destructor!</text:span></text:p>
            <text:p xml:id="id52" text:id="id52" text:style-name="P25"><text:span text:style-name="T12">Internal data members are not freed</text:span></text:p>
            <text:p text:style-name="P25"><text:span text:style-name="T12"/></text:p>
            <text:p text:style-name="P25"><text:span text:style-name="T12"/></text:p>
          </draw:text-box>
        </draw:frame>
        <anim:par presentation:node-type="timing-root">
          <anim:par smil:begin="id5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2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What should we do? </text:span></text:p>
              <text:p text:style-name="P36"><text:span text:style-name="T58">createObj and freeObj function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delete" draw:style-name="dp1" draw:master-page-name="כותרת_20_ותוכן" presentation:presentation-page-layout-name="AL2T11" xml:id="id53" draw:id="id5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7">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operators:</text:span></text:p>
            <text:p text:style-name="P25"><text:span text:style-name="T12"/></text:p>
            <text:p text:style-name="P34"><text:span text:style-name="T93">IntList *L = </text:span><text:span text:style-name="T96">new</text:span><text:span text:style-name="T93"> IntList; </text:span></text:p>
            <text:list text:style-name="L6">
              <text:list-item>
                <text:p text:style-name="P34"><text:span text:style-name="T12">Allocate memory</text:span></text:p>
              </text:list-item>
              <text:list-item>
                <text:p text:style-name="P34"><text:span text:style-name="T12">Call constructor</text:span></text:p>
              </text:list-item>
            </text:list>
            <text:p text:style-name="P25"><text:span text:style-name="T12"/></text:p>
            <text:p text:style-name="P34"><text:span text:style-name="T96">delete</text:span><text:span text:style-name="T93"> L;</text:span></text:p>
            <text:list text:style-name="L7">
              <text:list-item>
                <text:p text:style-name="P34"><text:span text:style-name="T98"><text:s/></text:span><text:span text:style-name="T98">Call destructor</text:span></text:p>
              </text:list-item>
              <text:list-item>
                <text:p text:style-name="P25"><text:span text:style-name="T98"><text:s/></text:span><text:span text:style-name="T98">Free memory</text:span></text:p>
              </text:list-item>
            </text:list>
            <text:p text:style-name="P25"><text:span text:style-name="T12"/></text:p>
            <text:p text:style-name="P25"><text:span text:style-name="T12"/></text:p>
          </draw:text-box>
        </draw:frame>
        <anim:par presentation:node-type="timing-root">
          <anim:par smil:begin="id5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0" presentation:class="page"/>
          <draw:frame presentation:style-name="pr8" draw:text-style-name="P3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54" draw:id="id54">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5.376cm" svg:x="0.635cm" svg:y="4.784cm" presentation:class="outline" presentation:user-transformed="true">
          <draw:text-box>
            <text:p text:style-name="P25"><text:span text:style-name="T12">Can be used with any type:</text:span></text:p>
            <text:p text:style-name="P34"><text:span text:style-name="T96">int</text:span><text:span text:style-name="T93"> *i = </text:span><text:span text:style-name="T96">new</text:span><text:span text:style-name="T93"> </text:span><text:span text:style-name="T96">int</text:span><text:span text:style-name="T93">; </text:span><text:span text:style-name="T93"><text:line-break/></text:span><text:span text:style-name="T96">char</text:span><text:span text:style-name="T93"> **p = </text:span><text:span text:style-name="T96">new</text:span><text:span text:style-name="T93"> (</text:span><text:span text:style-name="T96">char</text:span><text:span text:style-name="T93"> *); </text:span></text:p>
          </draw:text-box>
        </draw:frame>
        <anim:par presentation:node-type="timing-root">
          <anim:par smil:begin="id54.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3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Replacing – the global operator new() isn't overloaded but special behavior – user defined function will replace (effectively hide) the pre defined. By standard, each c++ implementation should provide a global operator new() function that can be replaced.</text:span></text:p>
              <text:p text:style-name="P36"><text:span text:style-name="T58">Overloaded – inside a specific class you can overload the operator for that clas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Constructors" draw:style-name="dp1" draw:master-page-name="כותרת_20_ותוכן" presentation:presentation-page-layout-name="AL2T11" xml:id="id55" draw:id="id55">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amp; Con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text:span><text:span text:style-name="T45"> i ); </text:span><text:span text:style-name="T45"><text:line-break/></text:span><text:span text:style-name="T45">   MyClass( </text:span><text:span text:style-name="T44">double</text:span><text:span text:style-name="T45"> x, </text:span><text:span text:style-name="T44">double</text:span><text:span text:style-name="T45"> 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MyClass; </text:span><text:span text:style-name="T72">// Calls </text:span><text:span text:style-name="T72"><text:line-break/></text:span><text:span text:style-name="T45">a = </text:span><text:span text:style-name="T44">new</text:span><text:span text:style-name="T45"> MyClass {</text:span><text:span text:style-name="T73">5</text:span><text:span text:style-name="T99">}</text:span><text:span text:style-name="T45">; </text:span><text:span text:style-name="T72">// Calls </text:span><text:span text:style-name="T72"><text:line-break/></text:span><text:span text:style-name="T45">a = </text:span><text:span text:style-name="T44">new</text:span><text:span text:style-name="T45"> MyClass { </text:span><text:span text:style-name="T73">1.0</text:span><text:span text:style-name="T45">, </text:span><text:span text:style-name="T73">0.0</text:span><text:span text:style-name="T45"> }; </text:span><text:span text:style-name="T72">// Calls </text:span><text:span text:style-name="T72"><text:line-break/></text:span><text:span text:style-name="T45"><text:line-break/></text:span><text:span text:style-name="T45"/></text:p>
            <text:p text:style-name="P34"><text:span text:style-name="T45"><text:line-break/></text:span><text:span text:style-name="T45"/></text:p>
          </draw:text-box>
        </draw:frame>
        <draw:custom-shape draw:name="Oval 4" draw:style-name="gr14" draw:text-style-name="P15" draw:layer="layout" svg:width="0.978cm" svg:height="0.978cm" svg:x="1.094cm" svg:y="6.491cm">
          <text:p text:style-name="P54"><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4"><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4"><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4"><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4"><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4"><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2" presentation:class="page"/>
          <draw:frame presentation:style-name="pr8" draw:text-style-name="P3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56" draw:id="id56">
        <office:forms form:automatic-focus="false" form:apply-design-mode="false"/>
        <draw:frame draw:name="Rectangle 2" presentation:style-name="pr9" draw:text-style-name="P2" draw:layer="layout" svg:width="23.706cm" svg:height="1.776cm" svg:x="0.847cm" svg:y="0.254cm" presentation:class="title" presentation:user-transformed="true">
          <draw:text-box>
            <text:p text:style-name="P9"><text:span text:style-name="T4">New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arrays, use</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75">//array of 10 ints</text:span><text:span text:style-name="T101"><text:line-break/></text:span><text:span text:style-name="T96">size_t</text:span><text:span text:style-name="T93"> n = </text:span><text:span text:style-name="T100">4</text:span><text:span text:style-name="T93">;</text:span></text:p>
            <text:p text:style-name="P34"><text:span text:style-name="T93">IntList *b = </text:span><text:span text:style-name="T96">new</text:span><text:span text:style-name="T93"> IntList[n]; </text:span><text:span text:style-name="T93"><text:line-break/></text:span><text:span text:style-name="T93"> <text:s text:c="12"/></text:span><text:span text:style-name="T101">// array of n IntLists </text:span><text:span text:style-name="T101"><text:line-break/></text:span><text:span text:style-name="T12">Objects in allocated array must have a parameterless constructor!</text:span></text:p>
          </draw:text-box>
        </draw:frame>
        <anim:par presentation:node-type="timing-root">
          <anim:par smil:begin="id5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3" presentation:class="page"/>
          <draw:frame presentation:style-name="pr8" draw:text-style-name="P3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57" draw:id="id57">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elete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operation to delete arrays</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6">int</text:span><text:span text:style-name="T93"> *b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3"><text:line-break/></text:span><text:span text:style-name="T93">delete [] a; </text:span><text:span text:style-name="T101">// proper delete command </text:span><text:span text:style-name="T93">delete b; <text:s text:c="3"/></text:span><text:span text:style-name="T101">// apparently works, </text:span><text:span text:style-name="T101"><text:line-break/></text:span><text:span text:style-name="T101">// but may cause segmentation fault</text:span><text:span text:style-name="T101"><text:line-break/></text:span><text:span text:style-name="T101">// or memory leak</text:span><text:span text:style-name="T102"> (folder 6)</text:span></text:p>
          </draw:text-box>
        </draw:frame>
        <anim:par presentation:node-type="timing-root">
          <anim:par smil:begin="id57.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4" presentation:class="page"/>
          <draw:frame presentation:style-name="pr8" draw:text-style-name="P39" draw:layer="layout" svg:width="15.775cm" svg:height="12.792cm" svg:x="1.972cm" svg:y="13.503cm" presentation:class="notes" presentation:placeholder="true">
            <draw:text-box/>
          </draw:frame>
        </presentation:notes>
      </draw:page>
      <draw:page draw:name="Allocate array of objects w/o def. cons." draw:style-name="dp6" draw:master-page-name="כותרת_20_ותוכן" presentation:presentation-page-layout-name="AL2T11" xml:id="id58" draw:id="id5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Allocate array of objects w/o def. con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4">MyClass **arr = </text:span><text:span text:style-name="T103">new</text:span><text:span text:style-name="T104"> MyClass *[n]; </text:span><text:span text:style-name="T104"><text:line-break/></text:span><text:span text:style-name="T106">// array of n pointers to MyClass (no </text:span></text:p>
            <text:p text:style-name="P25"><text:span text:style-name="T106">// cons. is invoked) </text:span></text:p>
            <text:p text:style-name="P25"><text:span text:style-name="T106"><text:line-break/></text:span><text:span text:style-name="T103">for</text:span><text:span text:style-name="T104"> (</text:span><text:span text:style-name="T103">size_t </text:span><text:span text:style-name="T104">i=</text:span><text:span text:style-name="T105">0</text:span><text:span text:style-name="T104">; i&lt;n; ++i) </text:span><text:span text:style-name="T104"><text:line-break/></text:span><text:span text:style-name="T104">{ </text:span><text:span text:style-name="T104"><text:line-break/></text:span><text:span text:style-name="T104">   arr[i] = </text:span><text:span text:style-name="T103">new</text:span><text:span text:style-name="T104"> MyClass (i); </text:span><text:span text:style-name="T104"><text:line-break/></text:span><text:span text:style-name="T104">   </text:span><text:span text:style-name="T106">// each pointer points to a MyClass </text:span></text:p>
            <text:p text:style-name="P25"><text:span text:style-name="T106"><text:s text:c="3"/></text:span><text:span text:style-name="T106">// object allocated on the heap, and </text:span></text:p>
            <text:p text:style-name="P25"><text:span text:style-name="T106"><text:s text:c="3"/></text:span><text:span text:style-name="T106">// the cons. is invoked. </text:span><text:span text:style-name="T106"><text:line-break/></text:span><text:span text:style-name="T104">} </text:span></text:p>
          </draw:text-box>
        </draw:frame>
        <anim:par presentation:node-type="timing-root">
          <anim:par smil:begin="id58.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5" presentation:class="page"/>
          <draw:frame presentation:style-name="pr8" draw:text-style-name="P39" draw:layer="layout" svg:width="15.775cm" svg:height="12.792cm" svg:x="1.972cm" svg:y="13.503cm" presentation:class="notes" presentation:placeholder="true">
            <draw:text-box/>
          </draw:frame>
        </presentation:notes>
      </draw:page>
      <draw:page draw:name="Free an allocated array of pointers to objects on the heap" draw:style-name="dp6" draw:master-page-name="כותרת_20_ותוכן" presentation:presentation-page-layout-name="AL2T11" xml:id="id59" draw:id="id59">
        <office:forms form:automatic-focus="false" form:apply-design-mode="false"/>
        <draw:frame draw:name="Rectangle 2" presentation:style-name="pr5" draw:text-style-name="P2" draw:layer="layout" svg:width="23.706cm" svg:height="2.199cm" svg:x="0.847cm" svg:y="1.058cm" presentation:class="title" presentation:user-transformed="true">
          <draw:text-box>
            <text:p text:style-name="P9"><text:span text:style-name="T49">Free an allocated array of pointers to object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3">for</text:span><text:span text:style-name="T104"> (</text:span><text:span text:style-name="T103">size_t </text:span><text:span text:style-name="T104">i=</text:span><text:span text:style-name="T105">0</text:span><text:span text:style-name="T104">; i&lt;n; ++i) </text:span><text:span text:style-name="T104"><text:line-break/></text:span><text:span text:style-name="T104">{ </text:span><text:span text:style-name="T104"><text:line-break/></text:span><text:span text:style-name="T104">   delete (arr[i]); </text:span><text:span text:style-name="T104"><text:line-break/></text:span><text:span text:style-name="T104">   </text:span><text:span text:style-name="T106">// invoked the dest. of each MyClass </text:span></text:p>
            <text:p text:style-name="P25"><text:span text:style-name="T106"><text:s text:c="3"/></text:span><text:span text:style-name="T106">// object allocated on the heap, and </text:span></text:p>
            <text:p text:style-name="P25"><text:span text:style-name="T106"><text:s text:c="3"/></text:span><text:span text:style-name="T106">// free the memory. </text:span><text:span text:style-name="T106"><text:line-break/></text:span><text:span text:style-name="T104">} </text:span><text:span text:style-name="T104"><text:line-break/></text:span><text:span text:style-name="T104">delete [] arr; </text:span><text:span text:style-name="T104"><text:line-break/></text:span><text:span text:style-name="T106">// free the memory allocated for the </text:span></text:p>
            <text:p text:style-name="P25"><text:span text:style-name="T106">// array of pointers. No dest. is invoked </text:span></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6" presentation:class="page"/>
          <draw:frame presentation:style-name="pr8" draw:text-style-name="P39" draw:layer="layout" svg:width="15.775cm" svg:height="12.792cm" svg:x="1.972cm" svg:y="13.503cm" presentation:class="notes" presentation:placeholder="true">
            <draw:text-box/>
          </draw:frame>
        </presentation:notes>
      </draw:page>
      <draw:page draw:name="page37" draw:style-name="dp1" draw:master-page-name="כותרת_20_ותוכן" presentation:presentation-page-layout-name="AL2T11" xml:id="id60" draw:id="id60">
        <office:forms form:automatic-focus="false" form:apply-design-mode="false"/>
        <draw:frame draw:name="Rectangle 2" presentation:style-name="pr5" draw:text-style-name="P2" draw:layer="layout" svg:width="23.706cm" svg:height="2.199cm" svg:x="0.762cm" svg:y="0.976cm" presentation:class="title" presentation:user-transformed="true">
          <draw:text-box>
            <text:p text:style-name="P9"><text:span text:style-name="T49">RAII – Resource Acquisition Is Initializa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55" draw:layer="layout" svg:width="23.706cm" svg:height="15.874cm" svg:x="0.847cm" svg:y="3.175cm" presentation:class="outline" presentation:user-transformed="true">
          <draw:text-box>
            <text:p><text:span text:style-name="T107">A class that uses resources </text:span><text:span text:style-name="T108">(file, memory, database, locks …)</text:span><text:span text:style-name="T107"> should:</text:span></text:p>
            <text:list text:style-name="L4">
              <text:list-item>
                <text:p><text:span text:style-name="T109">Acquire them in the constructor.</text:span></text:p>
              </text:list-item>
              <text:list-item>
                <text:p><text:span text:style-name="T110">Release them in the destructor.</text:span></text:p>
              </text:list-item>
            </text:list>
          </draw:text-box>
        </draw:frame>
        <anim:par presentation:node-type="timing-root">
          <anim:par smil:begin="id60.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7" presentation:class="page"/>
          <draw:frame presentation:style-name="pr8" draw:text-style-name="P3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20">20/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20">20/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75</meta:editing-cycles>
    <meta:print-date>1999-11-04T13:06:28</meta:print-date>
    <meta:creation-date>1999-10-10T10:49:40</meta:creation-date>
    <dc:date>2018-03-20T20:41:47.177221426</dc:date>
    <meta:editing-duration>P27DT14H1M16S</meta:editing-duration>
    <meta:generator>LibreOffice/5.1.6.2$Linux_X86_64 LibreOffice_project/10m0$Build-2</meta:generator>
    <meta:document-statistic meta:object-count="32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